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4.8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1.528cm" fo:min-width="4.83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334cm" svg:height="2.794cm" svg:x="4.097cm" svg:y="6.648cm">
            <text:p text:style-name="P1"><text:span text:style-name="T1">- id : int</text:span></text:p>
            <text:p text:style-name="P1"><text:span text:style-name="T1">- description : string</text:span></text:p>
            <text:p text:style-name="P1"><text:span text:style-name="T1">- date : Date</text:span></text:p>
            <text:p text:style-name="P1"><text:span text:style-name="T1">- creationDate : Date</text:span></text:p>
            <text:p text:style-name="P1"><text:span text:style-name="T1">- duration : i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4" draw:layer="layout" svg:width="5.334cm" svg:height="1.016cm" svg:x="4.097cm" svg:y="5.632cm">
            <text:p text:style-name="P3">task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1" draw:id="id1">
          <draw:custom-shape draw:style-name="gr1" draw:text-style-name="P2" draw:layer="layout" svg:width="5.334cm" svg:height="2.794cm" svg:x="14.589cm" svg:y="4.683cm">
            <text:p text:style-name="P1"><text:span text:style-name="T1">- id : int</text:span></text:p>
            <text:p text:style-name="P1"><text:span text:style-name="T1">- title : string</text:span></text:p>
            <text:p text:style-name="P1"><text:span text:style-name="T1">- description : string</text:span></text:p>
            <text:p text:style-name="P1"><text:span text:style-name="T1">- date : Date</text:span></text:p>
            <text:p text:style-name="P1"><text:span text:style-name="T1">- update : Dat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4" draw:layer="layout" svg:width="5.334cm" svg:height="1.016cm" svg:x="14.589cm" svg:y="3.667cm">
            <text:p text:style-name="P3">item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3" draw:text-style-name="P2" draw:layer="layout" svg:width="5.334cm" svg:height="1.778cm" svg:x="14.589cm" svg:y="10.144cm">
            <text:p text:style-name="P1"><text:span text:style-name="T1">- id : int</text:span></text:p>
            <text:p text:style-name="P1"><text:span text:style-name="T1">- title : string</text:span></text:p>
            <text:p text:style-name="P1"><text:span text:style-name="T1">- description : str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4" draw:layer="layout" svg:width="5.334cm" svg:height="1.016cm" svg:x="14.589cm" svg:y="9.128cm">
            <text:p text:style-name="P3">itemType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4" draw:text-style-name="P5" draw:layer="layout" svg:x1="13.6cm" svg:y1="1cm" svg:x2="13.727cm" svg:y2="20.685cm">
          <text:p/>
        </draw:line>
        <draw:frame draw:style-name="gr5" draw:text-style-name="P7" draw:layer="layout" svg:width="1.632cm" svg:height="1.195cm" svg:x="6.353cm" svg:y="1.508cm">
          <draw:text-box>
            <text:p text:style-name="P6"><text:span text:style-name="T2">GJ</text:span></text:p>
          </draw:text-box>
        </draw:frame>
        <draw:frame draw:style-name="gr5" draw:text-style-name="P7" draw:layer="layout" svg:width="1.725cm" svg:height="1.195cm" svg:x="20.304cm" svg:y="1.508cm">
          <draw:text-box>
            <text:p text:style-name="P6"><text:span text:style-name="T2">GP</text:span></text:p>
          </draw:text-box>
        </draw:frame>
        <draw:line draw:style-name="gr4" draw:text-style-name="P5" draw:layer="layout" svg:x1="1cm" svg:y1="2.651cm" svg:x2="26.94cm" svg:y2="2.651cm">
          <text:p/>
        </draw:line>
        <draw:connector draw:style-name="gr6" draw:text-style-name="P3" draw:layer="layout" svg:x1="17.256cm" svg:y1="7.477cm" svg:x2="17.256cm" svg:y2="9.128cm" draw:start-shape="id1" draw:start-glue-point="2" draw:end-shape="id2" draw:end-glue-point="0" svg:d="M17256 7477v1651" svg:viewBox="0 0 1 1652">
          <text:p/>
        </draw:connector>
        <draw:frame draw:style-name="gr5" draw:text-style-name="P8" draw:layer="layout" svg:width="1.116cm" svg:height="0.725cm" svg:x="17.237cm" svg:y="7.431cm">
          <draw:text-box>
            <text:p><text:span text:style-name="T1">1-1</text:span></text:p>
          </draw:text-box>
        </draw:frame>
        <draw:frame draw:style-name="gr5" draw:text-style-name="P8" draw:layer="layout" svg:width="1.116cm" svg:height="0.725cm" svg:x="17.237cm" svg:y="8.532cm">
          <draw:text-box>
            <text:p><text:span text:style-name="T1">0-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8.2$Windows_X86_64 LibreOffice_project/f82ddfca21ebc1e222a662a32b25c0c9d20169ee</meta:generator>
    <dc:date>2020-07-16T19:39:08.240000000</dc:date>
    <meta:editing-duration>PT1H12M59S</meta:editing-duration>
    <meta:editing-cycles>8</meta:editing-cycles>
    <meta:document-statistic meta:object-count="16"/>
  </office:meta>
</office:document-meta>
</file>